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signature is invalid in OOo3.2. An additional file was added to the root of the docum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0T11:33:40.15</meta:creation-date>
    <dc:date>2009-08-21T08:47:14.12</dc:date>
    <meta:editing-duration>PT00H02M19S</meta:editing-duration>
    <meta:editing-cycles>2</meta:editing-cycles>
    <meta:generator>StarOffice/9$Win32 OpenOffice.org_project/300m51$Build-9408$CWS-encsig09</meta:generator>
    <meta:document-statistic meta:table-count="0" meta:image-count="0" meta:object-count="0" meta:page-count="1" meta:paragraph-count="1" meta:word-count="17" meta:character-count="93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5100d7007800690073005b0046007d008e0031005b0059002f008a0027000c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J6+xrISPrqGM29urMETcqENq+4U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wFcpGkOoB/zeZeefjKue5+NxRzY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xOnvyFJtTjIU1Fn8+sIcMtB9oLM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YaoIGTWh/5+Ti7RBYS+fzjSpspM=</DigestValue>
      </Reference>
      <Reference URI="Thumbnails/thumbnail.png">
        <DigestMethod Algorithm="http://www.w3.org/2000/09/xmldsig#sha1"/>
        <DigestValue>GxKYj/Sh321F8GYFbAy+fWuRPf4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G8ebsn+W9SyxZ4JbYxryLZBaF+8=</DigestValue>
      </Reference>
      <Reference URI="#ID_00f0001e00fe00fb00f90043004b009c00aa004f003b00ac0022001c00d1004e">
        <DigestMethod Algorithm="http://www.w3.org/2000/09/xmldsig#sha1"/>
        <DigestValue>8WZ+JGaVxK/GPmgKD3677un0psc=</DigestValue>
      </Reference>
    </SignedInfo>
    <SignatureValue>dcD1G6ZAH4HQ8mT3XvDPbPx1HniF557uh9/6MkcYhoMFDsVyz6Y0UTb+PlfZKq8/
re1SAKjsHH5xb+wRs+waquZ4fAUwiiIbL32O/hp4w09Xn0A5QYwxBEFjIQDkDjvu
zv/A6SPJcGHS7K3BRBOz0vBcJmS6d24yokxDk5/l1Sw=</SignatureValue>
    <KeyInfo>
      <X509Data>
        <X509IssuerSerial>
          <X509IssuerName>CN=Good CA,O=Test Certificates,C=US</X509IssuerName>
          <X509SerialNumber>1</X509SerialNumber>
        </X509IssuerSerial>
        <X509Certificate>MIICajCCAdOgAwIBAgIBATANBgkqhkiG9w0BAQUFADA7MQswCQYDVQQGEwJVUzEaMBgGA1UEChMRVGVzdCBDZXJ0aWZpY2F0ZXMxEDAOBgNVBAMTB0dvb2QgQ0EwHhcNMDEwNDE5MTQ1NzIwWhcNMTEwNDE5MTQ1NzIwWjBOMQswCQYDVQQGEwJVUzEaMBgGA1UEChMRVGVzdCBDZXJ0aWZpY2F0ZXMxIzAhBgNVBAMTGlZhbGlkIEVFIENlcnRpZmljYXRlIFRlc3QxMIGfMA0GCSqGSIb3DQEBAQUAA4GNADCBiQKBgQCtpKu/a6Co7KcKOymboEA+MmgoryXHT1dxExmQ1lO7yah2L8j8RG6ox5Tr37TV8Y21ti3MopcFH+iXDSX31fixsYCZkcpjMI4kbjXmjGOeFKu1vnbBmcb5JBISiUeg22tIRFoJ4zThi3GLVecGijyOVReA5LiPymEKG7fAB3241wIDAQABo2swaTAfBgNVHSMEGDAWgBS3LqaCy8LIvKh7J0TXNTPfmhWUxzAdBgNVHQ4EFgQUOsyUZQyFqTzB4K9RMyoUSI+ekVswDgYDVR0PAQH/BAQDAgTwMBcGA1UdIAQQMA4wDAYKYIZIAWUDAgEwATANBgkqhkiG9w0BAQUFAAOBgQCkaGfCqYi0681n9Dit36lg3U/9gTZoNqPMaAaLUQV3Crzxx2MGInhTyKchYydbV8HD89N2jzzYq7J2KM/ZEAfjskCdsj1SiMNkbYZe3rZZOldrPCGFgzUGTNakQxkpxU5j7plivQic/OZ7+mMTi0fnjGRi9M+aa744VmH6FgCt1w==</X509Certificate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  <X509Certificate>MIICajCCAdOgAwIBAgIBATANBgkqhkiG9w0BAQUFADA7MQswCQYDVQQGEwJVUzEa
MBgGA1UEChMRVGVzdCBDZXJ0aWZpY2F0ZXMxEDAOBgNVBAMTB0dvb2QgQ0EwHhcN
MDEwNDE5MTQ1NzIwWhcNMTEwNDE5MTQ1NzIwWjBOMQswCQYDVQQGEwJVUzEaMBgG
A1UEChMRVGVzdCBDZXJ0aWZpY2F0ZXMxIzAhBgNVBAMTGlZhbGlkIEVFIENlcnRp
ZmljYXRlIFRlc3QxMIGfMA0GCSqGSIb3DQEBAQUAA4GNADCBiQKBgQCtpKu/a6Co
7KcKOymboEA+MmgoryXHT1dxExmQ1lO7yah2L8j8RG6ox5Tr37TV8Y21ti3MopcF
H+iXDSX31fixsYCZkcpjMI4kbjXmjGOeFKu1vnbBmcb5JBISiUeg22tIRFoJ4zTh
i3GLVecGijyOVReA5LiPymEKG7fAB3241wIDAQABo2swaTAfBgNVHSMEGDAWgBS3
LqaCy8LIvKh7J0TXNTPfmhWUxzAdBgNVHQ4EFgQUOsyUZQyFqTzB4K9RMyoUSI+e
kVswDgYDVR0PAQH/BAQDAgTwMBcGA1UdIAQQMA4wDAYKYIZIAWUDAgEwATANBgkq
hkiG9w0BAQUFAAOBgQCkaGfCqYi0681n9Dit36lg3U/9gTZoNqPMaAaLUQV3Crzx
x2MGInhTyKchYydbV8HD89N2jzzYq7J2KM/ZEAfjskCdsj1SiMNkbYZe3rZZOldr
PCGFgzUGTNakQxkpxU5j7plivQic/OZ7+mMTi0fnjGRi9M+aa744VmH6FgCt1w==</X509Certificate>
      </X509Data>
    </KeyInfo>
    <Object>
      <SignatureProperties>
        <SignatureProperty Id="ID_00f0001e00fe00fb00f90043004b009c00aa004f003b00ac0022001c00d1004e" Target="#ID_005100d7007800690073005b0046007d008e0031005b0059002f008a0027000c">
          <dc:date xmlns:dc="http://purl.org/dc/elements/1.1/">2009-08-21T08:47:22,40</dc:date>
        </SignatureProperty>
      </SignatureProperties>
    </Object>
  </Signature>
</document-signatures>
</file>

<file path=New Text Document.txt>
</file>